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00000019034F54F66D04F4A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8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c9211e" style:font-name="LM Sans 12" fo:font-weight="bold" style:font-weight-asian="bold" style:font-weight-complex="bold"/>
    </style:style>
    <style:style style:name="T1" style:family="text">
      <style:text-properties fo:color="#000000" style:font-name="LM Sans 12" fo:font-weight="bold" style:font-weight-asian="bold" style:font-weight-complex="bold"/>
    </style:style>
    <style:style style:name="T2" style:family="text">
      <style:text-properties fo:color="#c9211e" style:font-name="LM Sans 1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9cm" svg:height="6.819cm" svg:x="1.524cm" svg:y="2.159cm">
          <draw:image xlink:href="Pictures/10000201000001900000019034F54F66D04F4AC4.png" xlink:type="simple" xlink:show="embed" xlink:actuate="onLoad" loext:mime-type="image/png">
            <text:p/>
          </draw:image>
        </draw:frame>
        <draw:frame draw:style-name="gr2" draw:text-style-name="P3" draw:layer="layout" svg:width="10.16cm" svg:height="2.105cm" svg:x="0cm" svg:y="11.102cm">
          <draw:text-box>
            <text:p text:style-name="P2"><text:span text:style-name="T1">iKKU</text:span></text:p>
            <text:p text:style-name="P2"><text:span text:style-name="T2">Faculty Quality 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0:43:43.763358955</meta:creation-date>
    <dc:date>2019-04-07T10:52:19.827295621</dc:date>
    <meta:editing-duration>PT5M42S</meta:editing-duration>
    <meta:editing-cycles>2</meta:editing-cycles>
    <meta:generator>LibreOffice/6.2.2.2$Linux_X86_64 LibreOffice_project/20$Build-2</meta:generator>
    <meta:document-statistic meta:object-count="2"/>
  </office:meta>
</office:document-meta>
</file>